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4" style:family="paragraph" style:parent-style-name="Standard">
      <style:paragraph-properties fo:margin-left="0.5in" fo:margin-right="0in" fo:text-indent="0in" style:auto-text-indent="false"/>
    </style:style>
    <style:style style:name="P5" style:family="paragraph" style:parent-style-name="Standard" style:master-page-name="Standard">
      <style:paragraph-properties style:page-number="1"/>
    </style:style>
    <style:style style:name="T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Operations Kontrakt 01:</text:span></text:p>
      <text:p text:style-name="Standard"/>
      <text:p text:style-name="Standard"><text:span text:style-name="T2">Operation :</text:span></text:p>
      <text:p text:style-name="Standard">åbenApp().</text:p>
      <text:p text:style-name="Standard"/>
      <text:p text:style-name="Standard"><text:span text:style-name="T2">Cross References:</text:span></text:p>
      <text:p text:style-name="Standard">UC01 - Forespørg på New-Yorker væg.</text:p>
      <text:p text:style-name="Standard"/>
      <text:p text:style-name="Standard"><text:span text:style-name="T2">Preconditions:</text:span></text:p>
      <text:list xml:id="list609385636" text:style-name="WWNum2">
        <text:list-item>
          <text:p text:style-name="P2">Ingen preconditions</text:p>
        </text:list-item>
      </text:list>
      <text:p text:style-name="P1"/>
      <text:p text:style-name="Standard"><text:span text:style-name="T2">Postconditions: </text:span></text:p>
      <text:p text:style-name="P1"/>
      <text:list xml:id="list1671016467" text:style-name="WWNum1">
        <text:list-item>
          <text:p text:style-name="P3">En instans katalog af Katalog blev skabt.</text:p>
        </text:list-item>
      </text:list>
      <text:p text:style-name="Standard"/>
      <text:list xml:id="list40630463370551" text:continue-numbering="true" text:style-name="WWNum1">
        <text:list-item>
          <text:p text:style-name="P3">En instans etFagMedFireGlas af Væg blev skabt.</text:p>
        </text:list-item>
        <text:list-item>
          <text:p text:style-name="P3">etFagMedFireGlas.højde blev sat til 240.</text:p>
        </text:list-item>
        <text:list-item>
          <text:p text:style-name="P3">etFagMedFireGlas.bredde blev sat til 60.</text:p>
        </text:list-item>
        <text:list-item>
          <text:p text:style-name="P3">etFagMedFireGlas.fag blev sat til 1.</text:p>
        </text:list-item>
        <text:list-item>
          <text:p text:style-name="P3">etFagMedFireGlas.glas blev sat til 4.</text:p>
        </text:list-item>
        <text:list-item>
          <text:p text:style-name="P3">etFagMedFireGlas blev tilføjet til katalog.</text:p>
        </text:list-item>
      </text:list>
      <text:p text:style-name="P4"/>
      <text:p text:style-name="P4">…. Det samme for hver standard væg.</text:p>
      <text:p text:style-name="P4"/>
      <text:list xml:id="list40630544215280" text:continue-numbering="true" text:style-name="WWNum1">
        <text:list-item>
          <text:p text:style-name="P3">En instans håndværker af Håndværker blev skabt.</text:p>
        </text:list-item>
        <text:list-item>
          <text:p text:style-name="P3"><text:soft-page-break/>håndværker blev sat til at bruge katalog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18" meta:word-count="88" meta:character-count="561" meta:non-whitespace-character-count="500"/>
    <meta:generator>LibreOfficeDev/6.0.5.2$Linux_X86_64 LibreOffice_project/</meta:generator>
  </office:meta>
</office:document-meta>
</file>